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b6d" officeooo:paragraph-rsid="00150b6d"/>
    </style:style>
    <style:style style:name="P2" style:family="paragraph" style:parent-style-name="Standard">
      <style:paragraph-properties fo:text-align="justify" style:justify-single-word="false"/>
      <style:text-properties officeooo:rsid="00150b6d" officeooo:paragraph-rsid="00150b6d"/>
    </style:style>
    <style:style style:name="P3" style:family="paragraph" style:parent-style-name="Standard" style:list-style-name="L2">
      <style:paragraph-properties fo:text-align="justify" style:justify-single-word="false"/>
      <style:text-properties officeooo:rsid="00150b6d" officeooo:paragraph-rsid="00150b6d"/>
    </style:style>
    <style:style style:name="P4" style:family="paragraph" style:parent-style-name="Standard" style:list-style-name="L3">
      <style:paragraph-properties fo:text-align="justify" style:justify-single-word="false"/>
      <style:text-properties officeooo:rsid="00150b6d" officeooo:paragraph-rsid="00150b6d"/>
    </style:style>
    <style:style style:name="P5" style:family="paragraph" style:parent-style-name="Standard" style:list-style-name="L3">
      <style:paragraph-properties fo:text-align="justify" style:justify-single-word="false"/>
      <style:text-properties officeooo:paragraph-rsid="00150b6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50b6d" officeooo:paragraph-rsid="00150b6d"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6ec36" officeooo:paragraph-rsid="0016ec36" style:font-weight-asian="bold" style:font-weight-complex="bold"/>
    </style:style>
    <style:style style:name="P8" style:family="paragraph" style:parent-style-name="Standard">
      <style:paragraph-properties fo:text-align="justify" style:justify-single-word="false"/>
      <style:text-properties style:text-underline-style="none" fo:font-weight="normal" officeooo:rsid="00150b6d" officeooo:paragraph-rsid="00150b6d" style:font-weight-asian="normal" style:font-weight-complex="normal"/>
    </style:style>
    <style:style style:name="P9" style:family="paragraph" style:parent-style-name="Standard">
      <style:paragraph-properties fo:text-align="justify" style:justify-single-word="false"/>
      <style:text-properties officeooo:rsid="0016ec36" officeooo:paragraph-rsid="0016ec36"/>
    </style:style>
    <style:style style:name="P10" style:family="paragraph" style:parent-style-name="Standard" style:list-style-name="L4">
      <style:paragraph-properties fo:text-align="justify" style:justify-single-word="false"/>
      <style:text-properties officeooo:rsid="0016ec36" officeooo:paragraph-rsid="0016ec36"/>
    </style:style>
    <style:style style:name="T1" style:family="text">
      <style:text-properties officeooo:rsid="00150b6d"/>
    </style:style>
    <style:style style:name="T2" style:family="text">
      <style:text-properties fo:font-weight="bold" style:font-weight-asian="bold" style:font-weight-complex="bold"/>
    </style:style>
    <style:style style:name="T3" style:family="text">
      <style:text-properties officeooo:rsid="0015bc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 SOULIB GHOSH</text:p>
      <text:p text:style-name="P1">ROLL – 0016105010 47</text:p>
      <text:p text:style-name="P1">GROUP – A2</text:p>
      <text:p text:style-name="P1"/>
      <text:p text:style-name="P1"><text:tab/><text:tab/><text:tab/>JUCSEIII linux shell</text:p>
      <text:p text:style-name="P1"/>
      <text:p text:style-name="P1">In the begining, <text:s/>the shell will display welcome message according to the time of the day (. time and localtime functions are used to obtain the time of the day)</text:p>
      <text:p text:style-name="P1"/>
      <text:p text:style-name="P2"><text:tab/>time_t s;</text:p>
      <text:p text:style-name="P2"><text:tab/>struct tm* current_time;</text:p>
      <text:p text:style-name="P2"><text:tab/>s=time(NULL);</text:p>
      <text:p text:style-name="P2"><text:tab/>current_time=localtime(&amp;s);</text:p>
      <text:p text:style-name="P2"><text:tab/>int hour=current_time-&gt;tm_hour;</text:p>
      <text:p text:style-name="P2"/>
      <text:p text:style-name="P2">The commands to be used by JUBCSEIII are:</text:p>
      <text:p text:style-name="P2"/>
      <text:list xml:id="list4117699619" text:style-name="L2">
        <text:list-item>
          <text:p text:style-name="P3"><text:span text:style-name="T2">newdir directoryname: </text:span>creates a new directory</text:p>
        </text:list-item>
        <text:list-item>
          <text:p text:style-name="P3"><text:span text:style-name="T2">editfile [filename]:</text:span> the file will be opened in vi editor if filename is given, otherwise the vi editor for a new file will be opened</text:p>
        </text:list-item>
        <text:list-item>
          <text:p text:style-name="P3"><text:span text:style-name="T2">content filename:</text:span> prints the contents of a file on the screen</text:p>
        </text:list-item>
        <text:list-item>
          <text:p text:style-name="P3"><text:span text:style-name="T2">info filename: </text:span>displays the following info of a file:</text:p>
        </text:list-item>
      </text:list>
      <text:list xml:id="list667224394" text:style-name="L3">
        <text:list-item>
          <text:p text:style-name="P5"><text:span text:style-name="T1">full path of the file</text:span></text:p>
        </text:list-item>
        <text:list-item>
          <text:p text:style-name="P4">size of the file</text:p>
        </text:list-item>
        <text:list-item>
          <text:p text:style-name="P4">last modification date</text:p>
        </text:list-item>
        <text:list-item>
          <text:p text:style-name="P4">name of the creator</text:p>
        </text:list-item>
      </text:list>
      <text:list xml:id="list30520413206542" text:continue-list="list4117699619" text:style-name="L2">
        <text:list-item>
          <text:p text:style-name="P3"><text:span text:style-name="T2">exitbcse:</text:span> quits the shell</text:p>
        </text:list-item>
      </text:list>
      <text:p text:style-name="P2"/>
      <text:p text:style-name="P7">List of the functions are:</text:p>
      <text:p text:style-name="P9"/>
      <text:list xml:id="list27946895" text:style-name="L4">
        <text:list-item>
          <text:p text:style-name="P10">char* manual_commands[]={"editfile","newdir","content","info","exitbcse"};</text:p>
        </text:list-item>
        <text:list-item>
          <text:p text:style-name="P10"/>
        </text:list-item>
        <text:list-item>
          <text:p text:style-name="P10">void shellfunc(void);<text:tab/><text:tab/><text:tab/></text:p>
        </text:list-item>
        <text:list-item>
          <text:p text:style-name="P10">int execute_func(char** args,int count);</text:p>
        </text:list-item>
        <text:list-item>
          <text:p text:style-name="P10">int custom_command(char** args,int (*func)(char**,int),int count);</text:p>
        </text:list-item>
        <text:list-item>
          <text:p text:style-name="P10">int system_command(char** args,int count);</text:p>
        </text:list-item>
        <text:list-item>
          <text:p text:style-name="P10">int newdir(char** args,int count); <text:tab/><text:tab/><text:tab/><text:tab/><text:tab/></text:p>
        </text:list-item>
        <text:list-item>
          <text:p text:style-name="P10">int editfile(char** args,int count);<text:tab/><text:tab/><text:tab/><text:tab/></text:p>
        </text:list-item>
        <text:list-item>
          <text:p text:style-name="P10">int content(char** args,int count); <text:tab/><text:tab/><text:tab/><text:tab/></text:p>
        </text:list-item>
        <text:list-item>
          <text:p text:style-name="P10">int info(char** args,int count); <text:tab/><text:tab/><text:tab/><text:tab/><text:tab/></text:p>
        </text:list-item>
        <text:list-item>
          <text:p text:style-name="P10">int exitbcse(char** args,int count);<text:tab/><text:tab/><text:tab/><text:tab/></text:p>
        </text:list-item>
        <text:list-item>
          <text:p text:style-name="P10">int (*manual_functions[]) (char**,int)={&amp;editfile,&amp;newdir,&amp;content,&amp;info,&amp;exitbcse};</text:p>
        </text:list-item>
      </text:list>
      <text:p text:style-name="P9"/>
      <text:p text:style-name="P9">The details of the functions are given below.</text:p>
      <text:p text:style-name="P9"/>
      <text:p text:style-name="P2"/>
      <text:p text:style-name="P2"/>
      <text:p text:style-name="P6">void shellfunc(void):</text:p>
      <text:p text:style-name="P6"/>
      <text:p text:style-name="P2">This function runs an infinite loop until exitbcse command is entered. This function prompts the user by BCSE<text:span text:style-name="T3">III</text:span> and accepts input and tokenizes it using strtok, counts number of tokens and calls execute_func with the tokens.</text:p>
      <text:p text:style-name="P2"/>
      <text:p text:style-name="P2">void shellfunc(void){</text:p>
      <text:p text:style-name="P2"><text:tab/>while(1){</text:p>
      <text:p text:style-name="P2"><text:tab/><text:tab/>printf("BCSE !!! ");</text:p>
      <text:p text:style-name="P2"><text:tab/><text:tab/>char line[100];</text:p>
      <text:p text:style-name="P2"><text:soft-page-break/><text:tab/><text:tab/>fgets(line,100,stdin);</text:p>
      <text:p text:style-name="P2"><text:tab/><text:tab/>//printf("Input : %s\n",line);</text:p>
      <text:p text:style-name="P2"/>
      <text:p text:style-name="P2"><text:tab/><text:tab/>char** words=malloc(100*sizeof(char*));</text:p>
      <text:p text:style-name="P2"><text:tab/><text:tab/></text:p>
      <text:p text:style-name="P2"/>
      <text:p text:style-name="P2"><text:tab/><text:tab/>int count=0;</text:p>
      <text:p text:style-name="P2"><text:tab/><text:tab/>char *token;</text:p>
      <text:p text:style-name="P2"><text:tab/><text:tab/>token=strtok(line," \t\r\n");</text:p>
      <text:p text:style-name="P2"><text:tab/><text:tab/>while(token!=NULL){</text:p>
      <text:p text:style-name="P2"><text:tab/><text:tab/><text:tab/>words[count]=token;</text:p>
      <text:p text:style-name="P2"><text:tab/><text:tab/><text:tab/>//printf("%d %s\n", count,words[count]);</text:p>
      <text:p text:style-name="P2"><text:tab/><text:tab/><text:tab/>count++;</text:p>
      <text:p text:style-name="P2"><text:tab/><text:tab/><text:tab/>token=strtok(NULL," \t\r\n");</text:p>
      <text:p text:style-name="P2"><text:tab/><text:tab/>}</text:p>
      <text:p text:style-name="P2"/>
      <text:p text:style-name="P2"/>
      <text:p text:style-name="P2"/>
      <text:p text:style-name="P2"><text:tab/><text:tab/>words[count]=NULL;</text:p>
      <text:p text:style-name="P2"><text:tab/><text:tab/>//for(int i=0;i&lt;count;i++)</text:p>
      <text:p text:style-name="P2"><text:tab/><text:tab/>//<text:tab/>printf("%d %s\n",i,words[i] );</text:p>
      <text:p text:style-name="P2"><text:tab/><text:tab/>//clear the line</text:p>
      <text:p text:style-name="P2"><text:tab/><text:tab/>int val=execute_func(words,count);</text:p>
      <text:p text:style-name="P2"><text:tab/><text:tab/>if(val==EXITCODE) return;</text:p>
      <text:p text:style-name="P2"><text:tab/><text:tab/>memset(line,0,sizeof(line));</text:p>
      <text:p text:style-name="P2"><text:tab/>}</text:p>
      <text:p text:style-name="P2">}</text:p>
      <text:p text:style-name="P2"/>
      <text:p text:style-name="P2"/>
      <text:p text:style-name="P2">The arrays contain the name and pointers of the custom functions of JUBCSEIII respectively.</text:p>
      <text:p text:style-name="P2"/>
      <text:p text:style-name="P2">char* manual_commands[]={"editfile","newdir","content","info","exitbcse"}</text:p>
      <text:p text:style-name="P2"/>
      <text:p text:style-name="P2">int (*manual_functions[]) (char**,int)={&amp;editfile,&amp;newdir,&amp;content,&amp;info,&amp;exitbcse}</text:p>
      <text:p text:style-name="P2"/>
      <text:p text:style-name="P2"/>
      <text:p text:style-name="P6">int execute_func(char** args,int count):</text:p>
      <text:p text:style-name="P6"/>
      <text:p text:style-name="P8">This functions checks and calls appropriate function for a command. count denotes the number of tokens entered by the user. If no command is entered, it returns 0. Else it checks if the entered command is a custom command and it calls custom_command . Else it calls system_command .</text:p>
      <text:p text:style-name="P8"/>
      <text:p text:style-name="P8"/>
      <text:p text:style-name="P8">int execute_func(char** args,int count){</text:p>
      <text:p text:style-name="P8"><text:tab/>if(args[0]==NULL){</text:p>
      <text:p text:style-name="P8"><text:tab/><text:tab/>return 0;</text:p>
      <text:p text:style-name="P8"><text:tab/>}</text:p>
      <text:p text:style-name="P8"><text:tab/>else{</text:p>
      <text:p text:style-name="P8"><text:tab/><text:tab/>int i;</text:p>
      <text:p text:style-name="P8"><text:tab/><text:tab/>//printf("%s\n",args[0]);</text:p>
      <text:p text:style-name="P8"><text:tab/><text:tab/>for(i=0;i&lt;5;i++)</text:p>
      <text:p text:style-name="P8"><text:tab/><text:tab/><text:tab/>if(strcmp(args[0],manual_commands[i])==0){</text:p>
      <text:p text:style-name="P8"><text:tab/><text:tab/><text:tab/><text:tab/>return custom_command(args,manual_functions[i],count);</text:p>
      <text:p text:style-name="P8"><text:tab/><text:tab/><text:tab/>}</text:p>
      <text:p text:style-name="P8"><text:tab/><text:tab/>return system_command(args,count);</text:p>
      <text:p text:style-name="P8"><text:tab/>}</text:p>
      <text:p text:style-name="P8"><text:tab/>return EXITCODE;</text:p>
      <text:p text:style-name="P8"><text:soft-page-break/>}</text:p>
      <text:p text:style-name="P8"/>
      <text:p text:style-name="P6">int system_command(char** args,int count):</text:p>
      <text:p text:style-name="P6"/>
      <text:p text:style-name="P8">This function is to run the system commands. It checks for &amp; to ensure whether it is a background job and sets the background flag as 1. We use the fork() function from unistd.h to create a child process and execute the command in the child process as now two processes are running independently . fork() returns 0 to child process, -1 for fork failure and a non-zero value to parent process.</text:p>
      <text:p text:style-name="P8"/>
      <text:p text:style-name="P8">1. If fork() returns -1, then an appropriate message is shown and returned from there</text:p>
      <text:p text:style-name="P8"/>
      <text:p text:style-name="P8">2. If pid is 0, then we are in child process. If any built in command is entered or any custom command is called which requires built in command call, this function is called with tokenized words and number of words entered. The int execvp(char* file, char* constargv[]) function does the task of starting the new process. The first argument is the filename, and the second argument is the entire array of arguments. execvp() returns -1 for error in executing command.</text:p>
      <text:p text:style-name="P8"/>
      <text:p text:style-name="P8">3. If the returnen value is not 0, i.e., parent process. Then if the background flag is set, it will not wait for the child process to terminate else it will wait.</text:p>
      <text:p text:style-name="P8"/>
      <text:p text:style-name="P8">int system_command(char** args,int count){</text:p>
      <text:p text:style-name="P8"><text:tab/>printf("inside system_command()\n");</text:p>
      <text:p text:style-name="P8"><text:tab/>for(int i=0;i&lt;count;i++)</text:p>
      <text:p text:style-name="P8"><text:tab/><text:tab/>printf("%s\n",args[i] );</text:p>
      <text:p text:style-name="P8"><text:tab/>pid_t pid=fork();</text:p>
      <text:p text:style-name="P8"><text:tab/>int background=0;</text:p>
      <text:p text:style-name="P8"><text:tab/>if(args[count-1]!=NULL&amp;&amp;strcmp(args[count-1],"&amp;")==0){</text:p>
      <text:p text:style-name="P8"><text:tab/><text:tab/>background=1;</text:p>
      <text:p text:style-name="P8"><text:tab/><text:tab/>args[count-1]=NULL;</text:p>
      <text:p text:style-name="P8"><text:tab/>}</text:p>
      <text:p text:style-name="P8"><text:tab/>else if(count&gt;=2&amp;&amp;args[count-2]!=NULL&amp;&amp;strcmp(args[count-2],"&amp;")==0){</text:p>
      <text:p text:style-name="P8"><text:tab/><text:tab/>background=1;</text:p>
      <text:p text:style-name="P8"><text:tab/><text:tab/>args[count-2]=NULL;</text:p>
      <text:p text:style-name="P8"><text:tab/>}</text:p>
      <text:p text:style-name="P8"><text:tab/>if(pid==-1){</text:p>
      <text:p text:style-name="P8"><text:tab/><text:tab/>printf("forking failed\n");</text:p>
      <text:p text:style-name="P8"><text:tab/><text:tab/>return 0;</text:p>
      <text:p text:style-name="P8"><text:tab/>}</text:p>
      <text:p text:style-name="P8"><text:tab/>//printf(":%s:\n", args[0]);</text:p>
      <text:p text:style-name="P8"><text:tab/>if(pid==0&amp;&amp;background==0){</text:p>
      <text:p text:style-name="P8"><text:tab/><text:tab/>if(execvp(args[0],args)==-1)<text:tab/><text:tab/><text:tab/><text:tab/>//-1 if failure</text:p>
      <text:p text:style-name="P8"><text:tab/><text:tab/>{</text:p>
      <text:p text:style-name="P8"><text:tab/><text:tab/><text:tab/>printf("wrong input commands\n");</text:p>
      <text:p text:style-name="P8"><text:tab/><text:tab/><text:tab/>return 0;</text:p>
      <text:p text:style-name="P8"><text:tab/><text:tab/>}</text:p>
      <text:p text:style-name="P8"><text:tab/>}</text:p>
      <text:p text:style-name="P8"><text:tab/>else if(pid==0&amp;&amp;background){</text:p>
      <text:p text:style-name="P8"><text:tab/><text:tab/>close(STDIN_FILENO);</text:p>
      <text:p text:style-name="P8"><text:tab/><text:tab/>close(STDOUT_FILENO);</text:p>
      <text:p text:style-name="P8"><text:tab/><text:tab/>close(STDERR_FILENO);</text:p>
      <text:p text:style-name="P8"><text:tab/><text:tab/>int x = open("/dev/null", O_RDWR);</text:p>
      <text:p text:style-name="P8"><text:tab/><text:tab/>dup(x);</text:p>
      <text:p text:style-name="P8"><text:tab/><text:tab/>if(execvp(args[0],args)==-1)<text:tab/><text:tab/><text:tab/><text:tab/>//-1 if failure</text:p>
      <text:p text:style-name="P8"><text:tab/><text:tab/>{</text:p>
      <text:p text:style-name="P8"><text:tab/><text:tab/><text:tab/>printf("wrong input commands\n");</text:p>
      <text:p text:style-name="P8"><text:tab/><text:tab/><text:tab/>return 0;</text:p>
      <text:p text:style-name="P8"><text:soft-page-break/><text:tab/><text:tab/>}</text:p>
      <text:p text:style-name="P8"><text:tab/><text:tab/>kill(getpid(),SIGINT);</text:p>
      <text:p text:style-name="P8"><text:tab/>}</text:p>
      <text:p text:style-name="P8"><text:tab/>else if(background!=1){</text:p>
      <text:p text:style-name="P8"><text:tab/><text:tab/>wait(NULL);</text:p>
      <text:p text:style-name="P8"><text:tab/><text:tab/>return 0;</text:p>
      <text:p text:style-name="P8"><text:tab/>}</text:p>
      <text:p text:style-name="P8"><text:tab/>return 1;</text:p>
      <text:p text:style-name="P8">}</text:p>
      <text:p text:style-name="P8"/>
      <text:p text:style-name="P8"/>
      <text:p text:style-name="P6">int custom_command(char** args,int (*func)(char**,int),int count):</text:p>
      <text:p text:style-name="P6"/>
      <text:p text:style-name="P8">This function is to execute custom commands. Along with the argument list and count, the pointer to the manual function to be executed is also passed as parameter. Work of this function is similar to the system_command() function.</text:p>
      <text:p text:style-name="P8"/>
      <text:p text:style-name="P8"/>
      <text:p text:style-name="P8">int custom_command(char** args,int (*func)(char**,int),int count){</text:p>
      <text:p text:style-name="P8"><text:tab/>pid_t pid=fork();</text:p>
      <text:p text:style-name="P8"><text:tab/>int background=0;</text:p>
      <text:p text:style-name="P8"><text:tab/>if(args[count-1]!=NULL&amp;&amp;strcmp(args[count-1],"&amp;")==0){</text:p>
      <text:p text:style-name="P8"><text:tab/><text:tab/>background=1;</text:p>
      <text:p text:style-name="P8"><text:tab/><text:tab/>//args[count-1]=NULL;</text:p>
      <text:p text:style-name="P8"><text:tab/>}</text:p>
      <text:p text:style-name="P8"><text:tab/>else if(count&gt;=2&amp;&amp;args[count-2]!=NULL&amp;&amp;strcmp(args[count-2],"&amp;")==0){</text:p>
      <text:p text:style-name="P8"><text:tab/><text:tab/>background=1;</text:p>
      <text:p text:style-name="P8"><text:tab/><text:tab/>//args[count-2]=NULL;</text:p>
      <text:p text:style-name="P8"><text:tab/>}</text:p>
      <text:p text:style-name="P8"><text:tab/>if(pid==-1){</text:p>
      <text:p text:style-name="P8"><text:tab/><text:tab/>printf("forking failed\n");</text:p>
      <text:p text:style-name="P8"><text:tab/><text:tab/>return 0;</text:p>
      <text:p text:style-name="P8"><text:tab/>}</text:p>
      <text:p text:style-name="P8"><text:tab/>if(pid==0&amp;&amp;background==0){</text:p>
      <text:p text:style-name="P8"><text:tab/><text:tab/>if(func(args,count)==-1){</text:p>
      <text:p text:style-name="P8"><text:tab/><text:tab/><text:tab/>printf("wrong input commands\n"); </text:p>
      <text:p text:style-name="P8"><text:tab/><text:tab/><text:tab/>return 0;</text:p>
      <text:p text:style-name="P8"><text:tab/><text:tab/>}</text:p>
      <text:p text:style-name="P8"><text:tab/>}</text:p>
      <text:p text:style-name="P8"><text:tab/>else if(pid==0&amp;&amp;background){</text:p>
      <text:p text:style-name="P8"><text:tab/><text:tab/>if(func(args,count)==-1){</text:p>
      <text:p text:style-name="P8"><text:tab/><text:tab/><text:tab/>printf("wrong input commands\n");</text:p>
      <text:p text:style-name="P8"><text:tab/><text:tab/><text:tab/>return 0;</text:p>
      <text:p text:style-name="P8"><text:tab/><text:tab/>}</text:p>
      <text:p text:style-name="P8"><text:tab/>}</text:p>
      <text:p text:style-name="P8"><text:tab/>else if(background!=1){</text:p>
      <text:p text:style-name="P8"><text:tab/><text:tab/>wait(NULL);</text:p>
      <text:p text:style-name="P8"><text:tab/><text:tab/>return 0;</text:p>
      <text:p text:style-name="P8"><text:tab/>}</text:p>
      <text:p text:style-name="P8"><text:tab/>return 1;</text:p>
      <text:p text:style-name="P8">}</text:p>
      <text:p text:style-name="P8"/>
      <text:p text:style-name="P6">int editfile():</text:p>
      <text:p text:style-name="P6"/>
      <text:p text:style-name="P8">This function runs system_command() after replacing the args[0] with “vi”.</text:p>
      <text:p text:style-name="P8"/>
      <text:p text:style-name="P8">int editfile(char** args,int count){</text:p>
      <text:p text:style-name="P8"><text:soft-page-break/><text:tab/>args[0]="gedit";</text:p>
      <text:p text:style-name="P8"><text:tab/>return system_command(args,count);</text:p>
      <text:p text:style-name="P8">}</text:p>
      <text:p text:style-name="P8"/>
      <text:p text:style-name="P6">int newdir():</text:p>
      <text:p text:style-name="P6"/>
      <text:p text:style-name="P8">This requires exactly one argument ( directory name). The number of argument is checked first. The mkdir() function is called to create a directory with read and write permission.</text:p>
      <text:p text:style-name="P8"/>
      <text:p text:style-name="P8">int newdir(char** args,int count){</text:p>
      <text:p text:style-name="P8"><text:tab/>if(count!=2){</text:p>
      <text:p text:style-name="P8"><text:tab/><text:tab/>printf("newdir requires exactly one argument\n"); </text:p>
      <text:p text:style-name="P8"><text:tab/><text:tab/>return 1;</text:p>
      <text:p text:style-name="P8"><text:tab/>}</text:p>
      <text:p text:style-name="P8"><text:tab/>if(mkdir(args[1],0770)!=0){</text:p>
      <text:p text:style-name="P8"><text:tab/><text:tab/>printf("directory already exists\n"); </text:p>
      <text:p text:style-name="P8"><text:tab/><text:tab/>return 1;</text:p>
      <text:p text:style-name="P8"><text:tab/>}</text:p>
      <text:p text:style-name="P8"><text:tab/>printf("directory created\n"); </text:p>
      <text:p text:style-name="P8"><text:tab/>return 0;</text:p>
      <text:p text:style-name="P8">}</text:p>
      <text:p text:style-name="P8"/>
      <text:p text:style-name="P8"/>
      <text:p text:style-name="P6">int content():</text:p>
      <text:p text:style-name="P8"/>
      <text:p text:style-name="P8">This method prints the contents of a file. First it checks the number of arguments and the existence of the file. Then it reads the file and printsits content in the screen.</text:p>
      <text:p text:style-name="P8"/>
      <text:p text:style-name="P8">int content(char** args,int count){</text:p>
      <text:p text:style-name="P8"><text:tab/>if(count!=2){</text:p>
      <text:p text:style-name="P8"><text:tab/><text:tab/>printf("newdir requires exactly one argument\n"); </text:p>
      <text:p text:style-name="P8"><text:tab/><text:tab/>return 1;</text:p>
      <text:p text:style-name="P8"><text:tab/>}</text:p>
      <text:p text:style-name="P8"/>
      <text:p text:style-name="P8"/>
      <text:p text:style-name="P8"><text:tab/>FILE *fptr;</text:p>
      <text:p text:style-name="P8"><text:tab/>char* filename,c;</text:p>
      <text:p text:style-name="P8"><text:tab/>filename=args[1];</text:p>
      <text:p text:style-name="P8"><text:tab/>// Open file</text:p>
      <text:p text:style-name="P8"><text:tab/>fptr = fopen(filename, "r");</text:p>
      <text:p text:style-name="P8"><text:tab/>if (fptr == NULL){</text:p>
      <text:p text:style-name="P8"><text:tab/><text:tab/>printf("cannot open %s \n",filename);</text:p>
      <text:p text:style-name="P8"><text:tab/><text:tab/>return 0;</text:p>
      <text:p text:style-name="P8"><text:tab/>}</text:p>
      <text:p text:style-name="P8"/>
      <text:p text:style-name="P8"><text:tab/>while ((c = fgetc(fptr)) != EOF){</text:p>
      <text:p text:style-name="P8"><text:tab/><text:tab/>printf ("%c", c);</text:p>
      <text:p text:style-name="P8"><text:tab/>}</text:p>
      <text:p text:style-name="P8"/>
      <text:p text:style-name="P8"><text:tab/>fclose(fptr);</text:p>
      <text:p text:style-name="P8"><text:tab/>printf("\n");</text:p>
      <text:p text:style-name="P8"><text:tab/>return 1;</text:p>
      <text:p text:style-name="P8">}</text:p>
      <text:p text:style-name="P8"/>
      <text:p text:style-name="P8"/>
      <text:p text:style-name="P6">int info():</text:p>
      <text:p text:style-name="P8"/>
      <text:p text:style-name="P8"><text:soft-page-break/></text:p>
      <text:p text:style-name="P8">This first checks the number of arguments passed and existence of the file. It prints the absolute path of the file using realpath(). The size, last modification date and owner of the file is obtained by using stat: st_size, st_mtime and st_uid.</text:p>
      <text:p text:style-name="P8"/>
      <text:p text:style-name="P8">int info(char** args,int count){</text:p>
      <text:p text:style-name="P8"><text:tab/>if(count!=2){</text:p>
      <text:p text:style-name="P8"><text:tab/><text:tab/>printf("newdir requires exactly one argument\n"); </text:p>
      <text:p text:style-name="P8"><text:tab/><text:tab/>return 1;</text:p>
      <text:p text:style-name="P8"><text:tab/>}</text:p>
      <text:p text:style-name="P8"><text:tab/>if(access(args[1],F_OK)==-1){</text:p>
      <text:p text:style-name="P8"><text:tab/><text:tab/>printf("Does not exist\n");</text:p>
      <text:p text:style-name="P8"><text:tab/><text:tab/>return 1;</text:p>
      <text:p text:style-name="P8"><text:tab/>}</text:p>
      <text:p text:style-name="P8"><text:tab/>char actualpath[300];</text:p>
      <text:p text:style-name="P8"><text:tab/>char *ptr;</text:p>
      <text:p text:style-name="P8"><text:tab/>ptr=realpath(args[1],actualpath);</text:p>
      <text:p text:style-name="P8"><text:tab/>printf("Path : %s\n",ptr );</text:p>
      <text:p text:style-name="P8"/>
      <text:p text:style-name="P8"><text:tab/>struct stat st;</text:p>
      <text:p text:style-name="P8"><text:tab/>stat(args[1],&amp;st);</text:p>
      <text:p text:style-name="P8"><text:tab/>int size=st.st_size;</text:p>
      <text:p text:style-name="P8"><text:tab/>ptr=ctime(&amp;st.st_mtime);</text:p>
      <text:p text:style-name="P8"/>
      <text:p text:style-name="P8"><text:tab/>printf("Size : %d\n", size);</text:p>
      <text:p text:style-name="P8"><text:tab/>printf("Last access : %s",ptr);</text:p>
      <text:p text:style-name="P8"/>
      <text:p text:style-name="P8"><text:tab/>uid_t owner=st.st_uid;</text:p>
      <text:p text:style-name="P8"><text:tab/>struct passwd *pwd;</text:p>
      <text:p text:style-name="P8"><text:tab/>pwd = getpwuid(owner);</text:p>
      <text:p text:style-name="P8"><text:tab/>printf("Owner : %s\n",pwd-&gt;pw_name);</text:p>
      <text:p text:style-name="P8"/>
      <text:p text:style-name="P8"><text:tab/>return 0;</text:p>
      <text:p text:style-name="P8"/>
      <text:p text:style-name="P8">}</text:p>
      <text:p text:style-name="P8"/>
      <text:p text:style-name="P8"/>
      <text:p text:style-name="P6">int exitbcse():</text:p>
      <text:p text:style-name="P8"/>
      <text:p text:style-name="P8"/>
      <text:p text:style-name="P8">This function uses kill() to end the running shell.</text:p>
      <text:p text:style-name="P8"/>
      <text:p text:style-name="P8">int exitbcse(char** args,int count){</text:p>
      <text:p text:style-name="P8"><text:tab/>printf("Inside exitbcse\n");</text:p>
      <text:p text:style-name="P8"><text:tab/>kill(0,SIGTERM);</text:p>
      <text:p text:style-name="P8"><text:tab/>exit(0);</text:p>
      <text:p text:style-name="P8"><text:tab/>return EXITCODE;</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02:41:13.045333301</meta:creation-date>
    <dc:date>2018-09-11T03:05:19.289208525</dc:date>
    <meta:editing-duration>PT2M14S</meta:editing-duration>
    <meta:editing-cycles>2</meta:editing-cycles>
    <meta:generator>LibreOffice/6.0.3.2$Linux_X86_64 LibreOffice_project/00m0$Build-2</meta:generator>
    <meta:document-statistic meta:table-count="0" meta:image-count="0" meta:object-count="0" meta:page-count="6" meta:paragraph-count="245" meta:word-count="1043" meta:character-count="8213" meta:non-whitespace-character-count="7113"/>
  </office:meta>
</office:document-meta>
</file>